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4.251cm" style:rel-column-width="16383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6ea" officeooo:paragraph-rsid="001226ea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officeooo:rsid="001226ea" officeooo:paragraph-rsid="001226ea" style:font-size-asian="10pt" style:font-size-complex="10pt"/>
    </style:style>
    <style:style style:name="P3" style:family="paragraph" style:parent-style-name="Standard">
      <style:text-properties style:font-name="Arial" fo:font-size="10pt" style:text-underline-style="none" officeooo:rsid="001226ea" officeooo:paragraph-rsid="001226ea" style:font-size-asian="10pt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officeooo:rsid="001226ea" officeooo:paragraph-rsid="001226ea"/>
    </style:style>
    <style:style style:name="P5" style:family="paragraph" style:parent-style-name="Standard">
      <style:text-properties officeooo:rsid="001232b4" officeooo:paragraph-rsid="001232b4"/>
    </style:style>
    <style:style style:name="P6" style:family="paragraph" style:parent-style-name="Standard">
      <style:text-properties officeooo:rsid="001232b4" officeooo:paragraph-rsid="00156dfa"/>
    </style:style>
    <style:style style:name="P7" style:family="paragraph" style:parent-style-name="Table_20_Contents">
      <style:text-properties officeooo:rsid="001970bb" officeooo:paragraph-rsid="001970bb"/>
    </style:style>
    <style:style style:name="P8" style:family="paragraph" style:parent-style-name="Standard">
      <style:text-properties officeooo:rsid="00156dfa" officeooo:paragraph-rsid="00156dfa"/>
    </style:style>
    <style:style style:name="P9" style:family="paragraph" style:parent-style-name="Standard">
      <style:text-properties officeooo:rsid="001232b4" officeooo:paragraph-rsid="00156dfa"/>
    </style:style>
    <style:style style:name="P10" style:family="paragraph" style:parent-style-name="Standard">
      <style:text-properties officeooo:rsid="00187767" officeooo:paragraph-rsid="00187767"/>
    </style:style>
    <style:style style:name="P11" style:family="paragraph" style:parent-style-name="Standard">
      <style:text-properties officeooo:rsid="00187767" officeooo:paragraph-rsid="001970bb"/>
    </style:style>
    <style:style style:name="P12" style:family="paragraph" style:parent-style-name="Standard">
      <style:text-properties officeooo:rsid="001970bb" officeooo:paragraph-rsid="001970bb"/>
    </style:style>
    <style:style style:name="T1" style:family="text">
      <style:text-properties officeooo:rsid="001232b4"/>
    </style:style>
    <style:style style:name="T2" style:family="text">
      <style:text-properties officeooo:rsid="0013eb6e"/>
    </style:style>
    <style:style style:name="T3" style:family="text">
      <style:text-properties officeooo:rsid="00156dfa"/>
    </style:style>
    <style:style style:name="T4" style:family="text">
      <style:text-properties officeooo:rsid="0017899f"/>
    </style:style>
    <style:style style:name="T5" style:family="text">
      <style:text-properties officeooo:rsid="0018cae6"/>
    </style:style>
    <style:style style:name="T6" style:family="text">
      <style:text-properties officeooo:rsid="001970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2 : ESTRUCTURAS <text:s/>DEFINIDAS <text:s/>POR EL PROGRAMADOR.</text:p>
      <text:p text:style-name="P1"/>
      <text:p text:style-name="P4">0.- HTML <text:s text:c="32"/></text:p>
      <text:p text:style-name="P2"/>
      <text:p text:style-name="P2">1.- ARRAYS <text:s/>Y <text:s/>FUNCIONES <text:s text:c="6"/>PRACTICA <text:s text:c="2"/>0,8 </text:p>
      <text:p text:style-name="P2"/>
      <text:p text:style-name="P2">2.- ORIENTACION <text:s/>A <text:s text:c="2"/>OBJETOS <text:s text:c="2"/>PRACTICA <text:s/>0,2</text:p>
      <text:p text:style-name="P2"/>
      <text:p text:style-name="P3">FECHA FINAL DE UF2 27/01/2016</text:p>
      <text:p text:style-name="P1"/>
      <text:p text:style-name="P1">0.- HTML 5 </text:p>
      <text:p text:style-name="P1"/>
      <text:p text:style-name="P1">En HTML 5 existe un elemento nuevo llamado canvas</text:p>
      <text:p text:style-name="P1"/>
      <text:p text:style-name="P1">&lt;canvas <text:s text:c="2"/>id='' <text:s text:c="5"/>'' <text:s text:c="2"/>width='' <text:span text:style-name="T1">300(por defecto)</text:span> <text:s text:c="3"/>'' <text:s/>heigth='' <text:s/><text:span text:style-name="T1">150(por defecto)</text:span> <text:s text:c="4"/>'' &gt;</text:p>
      <text:p text:style-name="P1"><text:tab/>Tu navegador no soporta canvas</text:p>
      <text:p text:style-name="P1">&lt;/canvas&gt;</text:p>
      <text:p text:style-name="P1"/>
      <text:p text:style-name="P1">Este elemento nos ofrece una libreria (API) para trabajar con 2D</text:p>
      <text:p text:style-name="P1">desde javascript</text:p>
      <text:p text:style-name="P1"/>
      <text:p text:style-name="P5"><text:tab/>1.- Acceso a la API</text:p>
      <text:p text:style-name="P5"><text:tab/>var canvas=document.getElementById('el id de la etiqueta de canvas');</text:p>
      <text:p text:style-name="P5"><text:tab/>var ctx=canvas.getContext('2d');</text:p>
      <text:p text:style-name="P5"/>
      <text:p text:style-name="P5"><text:tab/>2.-Rectangulo:</text:p>
      <text:p text:style-name="P5"><text:tab/>-Contorno</text:p>
      <text:p text:style-name="P5"><text:tab/><text:tab/>ctx.strokeRect(x,y,width,leidht);</text:p>
      <text:p text:style-name="P5"><text:tab/>-Relleno:</text:p>
      <text:p text:style-name="P5"><text:tab/><text:tab/>ctx.fillRect(x,y,width,leidht);</text:p>
      <text:p text:style-name="P5"/>
      <text:p text:style-name="P5"><text:tab/><text:span text:style-name="T2">3.-Paleta de estilos:</text:span></text:p>
      <text:p text:style-name="P5"><text:tab/><text:tab/>-<text:span text:style-name="T2">Colores:</text:span></text:p>
      <text:p text:style-name="P5"><text:tab/><text:tab/><text:span text:style-name="T2">ctx.strokeStyle=''rgb(r,g,b)'';</text:span></text:p>
      <text:p text:style-name="P5"><text:tab/><text:tab/><text:span text:style-name="T2">ctx.fillRect=''rgb(r,g,b)'';</text:span></text:p>
      <text:p text:style-name="P5"><text:tab/><text:tab/></text:p>
      <text:p text:style-name="P5"><text:tab/><text:tab/>-<text:span text:style-name="T3">Grosor del contorno:</text:span></text:p>
      <text:p text:style-name="P5"><text:tab/><text:tab/><text:span text:style-name="T3">ctx.lineWidth=5;</text:span></text:p>
      <text:p text:style-name="P5"/>
      <text:p text:style-name="P5"><text:tab/><text:tab/>-<text:span text:style-name="T3">Degradados</text:span></text:p>
      <text:p text:style-name="P5"/>
      <text:p text:style-name="P6"><text:tab/><text:tab/><text:span text:style-name="T3">a) lineal: Debemos definir un punto inicial, un punto final,</text:span></text:p>
      <text:p text:style-name="P8"><text:tab/><text:tab/> <text:s text:c="3"/>un color inicial y un color final.</text:p>
      <text:p text:style-name="P6"/>
      <text:p text:style-name="P6"><text:tab/><text:tab/><text:span text:style-name="T3">Var degradado1=ctx.createLinearGradient(0,0,0,500);</text:span></text:p>
      <text:p text:style-name="P6"><text:tab/><text:tab/><text:span text:style-name="T3">degradado1.addColorStop(0,'#FFF');</text:span></text:p>
      <text:p text:style-name="P6"><text:tab/><text:tab/><text:span text:style-name="T3">degradado1.addColorStop(1,'#000');</text:span></text:p>
      <text:p text:style-name="P6"><text:tab/><text:tab/></text:p>
      <text:p text:style-name="P6"><text:tab/><text:tab/><text:span text:style-name="T4">b) Degradados radicales:</text:span></text:p>
      <text:p text:style-name="P6"><text:tab/></text:p>
      <text:p text:style-name="P6"><text:tab/><text:tab/><text:span text:style-name="T4">Son similares, solo canvia la forma de crearlos:</text:span></text:p>
      <text:p text:style-name="P6"/>
      <text:p text:style-name="P6"><text:tab/><text:tab/><text:span text:style-name="T4">degradado2=ctx.createRadialGradient(x1,y1,r1,x2,y2,r2);</text:span></text:p>
      <text:p text:style-name="P10"><text:soft-page-break/>4.- Caminos:</text:p>
      <text:p text:style-name="P10"><text:tab/> </text:p>
      <text:p text:style-name="P10"><text:s/><text:tab/>un camino empieza con → ctx.beginPath();</text:p>
      <text:p text:style-name="P10"/>
      <text:p text:style-name="P10"><text:tab/>acaba con → ctx,strobe(); o ctx.fill();</text:p>
      <text:p text:style-name="P10"/>
      <text:p text:style-name="P10"><text:tab/>Dentro del camino podemos usar :</text:p>
      <text:p text:style-name="P10"/>
      <text:p text:style-name="P10"><text:tab/>ctx.moreTo (x,y) // situa el cursor sin pintar.</text:p>
      <text:p text:style-name="P10"><text:tab/></text:p>
      <text:p text:style-name="P10"><text:tab/>ctx.lineTo(x,y)// Desde donde este el cursor pinta </text:p>
      <text:p text:style-name="P10"><text:tab/><text:tab/><text:tab/> <text:s text:c="3"/>una linea hasta x,y.</text:p>
      <text:p text:style-name="P10"/>
      <text:p text:style-name="P10">-<text:span text:style-name="T5">Arcos y circulos :</text:span></text:p>
      <text:p text:style-name="P10"><text:tab/></text:p>
      <text:p text:style-name="P10"><text:tab/><text:span text:style-name="T5">ctx.atc(x,y,radio,angulo1,angulo2);</text:span></text:p>
      <text:p text:style-name="P10"/>
      <text:p text:style-name="P12">5.- Texto:</text:p>
      <text:p text:style-name="P12"/>
      <text:p text:style-name="P12"><text:tab/>a) Fuente:</text:p>
      <text:p text:style-name="P12"><text:tab/><text:tab/>ctx.font=''_____'' ;// con espacios</text:p>
      <text:p text:style-name="P12"/>
      <table:table table:name="Taula1" table:style-name="Taula1">
        <table:table-column table:style-name="Taula1.A" table:number-columns-repeated="4"/>
        <table:table-row>
          <table:table-cell table:style-name="Taula1.A1" office:value-type="string">
            <text:p text:style-name="P7">FONT.STYLE</text:p>
          </table:table-cell>
          <table:table-cell table:style-name="Taula1.A1" office:value-type="string">
            <text:p text:style-name="P7">FONT.WEIGHT</text:p>
          </table:table-cell>
          <table:table-cell table:style-name="Taula1.A1" office:value-type="string">
            <text:p text:style-name="P7">SIZE</text:p>
          </table:table-cell>
          <table:table-cell table:style-name="Taula1.D1" office:value-type="string">
            <text:p text:style-name="P7">FAMILY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7">NORMAL</text:p>
          </table:table-cell>
          <table:table-cell table:style-name="Taula1.A2" office:value-type="string">
            <text:p text:style-name="P7">PIXELS</text:p>
          </table:table-cell>
          <table:table-cell table:style-name="Taula1.D2" office:value-type="string">
            <text:p text:style-name="P7">FAMILY</text:p>
          </table:table-cell>
        </table:table-row>
        <table:table-row>
          <table:table-cell table:style-name="Taula1.A2" office:value-type="string">
            <text:p text:style-name="P7">NORMAL</text:p>
          </table:table-cell>
          <table:table-cell table:style-name="Taula1.A2" office:value-type="string">
            <text:p text:style-name="P7">BOLD</text:p>
          </table:table-cell>
          <table:table-cell table:style-name="Taula1.A2" office:value-type="string">
            <text:p text:style-name="Table_20_Contents"/>
          </table:table-cell>
          <table:table-cell table:style-name="Taula1.D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P7">ITALIC</text:p>
          </table:table-cell>
          <table:table-cell table:style-name="Taula1.A2" office:value-type="string">
            <text:p text:style-name="P7">BOLDER</text:p>
          </table:table-cell>
          <table:table-cell table:style-name="Taula1.A2" office:value-type="string">
            <text:p text:style-name="Table_20_Contents"/>
          </table:table-cell>
          <table:table-cell table:style-name="Taula1.D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P7">OBLIQUE</text:p>
          </table:table-cell>
          <table:table-cell table:style-name="Taula1.A2" office:value-type="string">
            <text:p text:style-name="P7">LIGHTER o <text:s text:c="2"/></text:p>
            <text:p text:style-name="P7">(100 a 900)</text:p>
          </table:table-cell>
          <table:table-cell table:style-name="Taula1.A2" office:value-type="string">
            <text:p text:style-name="Table_20_Contents"/>
          </table:table-cell>
          <table:table-cell table:style-name="Taula1.D2" office:value-type="string">
            <text:p text:style-name="Table_20_Contents"/>
          </table:table-cell>
        </table:table-row>
      </table:table>
      <text:p text:style-name="P12"/>
      <text:p text:style-name="P12"/>
      <text:p text:style-name="P11"><text:tab/><text:span text:style-name="T6">b) Pintar texto:</text:span></text:p>
      <text:p text:style-name="P11"/>
      <text:p text:style-name="P11"><text:tab/><text:span text:style-name="T6">ctx.fillText</text:span></text:p>
      <text:p text:style-name="P11"/>
      <text:p text:style-name="P11"><text:tab/><text:span text:style-name="T6">o <text:s text:c="29"/>(Texto , x , y );</text:span><text:tab/><text:tab/><text:tab/><text:tab/></text:p>
      <text:p text:style-name="P11"/>
      <text:p text:style-name="P11"><text:tab/><text:span text:style-name="T6">ctx.strokeText</text:span><text:tab/></text:p>
      <text:p text:style-name="P11"/>
      <text:p text:style-name="P11"><text:tab/><text:span text:style-name="T6">ej.- ctx.font='' 30px <text:s/>Verdana'' ;</text:span></text:p>
      <text:p text:style-name="P11"><text:tab/> <text:s text:c="5"/><text:span text:style-name="T6">ctx.fillText('' Hola! '',10 ,50);</text:span></text:p>
      <text:p text:style-name="P11"/>
      <text:p text:style-name="P11"><text:span text:style-name="T6">dibujo vectorial → SVG.</text:span><text:tab/><text:tab/><text:tab/></text:p>
      <text:p text:style-name="P5"><text:tab/><text:tab/></text:p>
      <text:p text:style-name="P5"/>
      <text:p text:style-name="P5"><text:tab/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4:20.994653890</meta:creation-date>
    <dc:date>2015-11-19T16:03:48.073307213</dc:date>
    <meta:editing-duration>PT47M44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76" meta:word-count="227" meta:character-count="1900" meta:non-whitespace-character-count="1543"/>
  </office:meta>
</office:document-meta>
</file>